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16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54.17mm"/>
    </style:style>
    <style:style style:name="ro1" style:family="table-row">
      <style:table-row-properties style:row-height="5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Interno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gos</text:p>
          </table:table-cell>
          <table:table-cell/>
          <table:table-cell office:value-type="string" calcext:value-type="string">
            <text:p>Ordenado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Interno Ordenado</text:p>
          </table:table-cell>
          <table:table-cell office:value-type="string" calcext:value-type="string">
            <text:p>Merge Sort Ordenado</text:p>
          </table:table-cell>
          <table:table-cell office:value-type="string" calcext:value-type="string">
            <text:p>Rangos Ordenado</text:p>
          </table:table-cell>
          <table:table-cell/>
          <table:table-cell office:value-type="string" calcext:value-type="string">
            <text:p>Ordenado Invesamente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Interno Inversamente Ordenado</text:p>
          </table:table-cell>
          <table:table-cell office:value-type="string" calcext:value-type="string">
            <text:p>Merge Sort Inversamente Ordenado</text:p>
          </table:table-cell>
          <table:table-cell office:value-type="string" calcext:value-type="string">
            <text:p>Rangos Inversamente Ordenado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1" calcext:value-type="float">
            <text:p>641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341" calcext:value-type="float">
            <text:p>1341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78" calcext:value-type="float">
            <text:p>1278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729" calcext:value-type="float">
            <text:p>1729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33" calcext:value-type="float">
            <text:p>1633</text:p>
          </table:table-cell>
        </table:table-row>
        <table:table-row table:style-name="ro2"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190" calcext:value-type="float">
            <text:p>2190</text:p>
          </table:table-cell>
          <table:table-cell table:number-columns-repeated="2"/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86" calcext:value-type="float">
            <text:p>2086</text:p>
          </table:table-cell>
          <table:table-cell table:number-columns-repeated="2"/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44" calcext:value-type="float">
            <text:p>2044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701" calcext:value-type="float">
            <text:p>2701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49" calcext:value-type="float">
            <text:p>2549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13" calcext:value-type="float">
            <text:p>2513</text:p>
          </table:table-cell>
        </table:table-row>
        <table:table-row table:style-name="ro2"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243" calcext:value-type="float">
            <text:p>3243</text:p>
          </table:table-cell>
          <table:table-cell table:number-columns-repeated="2"/>
          <table:table-cell office:value-type="float" office:value="55000" calcext:value-type="float">
            <text:p>55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99" calcext:value-type="float">
            <text:p>3099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844" calcext:value-type="float">
            <text:p>3844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73" calcext:value-type="float">
            <text:p>3673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50" calcext:value-type="float">
            <text:p>3650</text:p>
          </table:table-cell>
        </table:table-row>
        <table:table-row table:style-name="ro2"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565" calcext:value-type="float">
            <text:p>4565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336" calcext:value-type="float">
            <text:p>4336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82" calcext:value-type="float">
            <text:p>4382</text:p>
          </table:table-cell>
        </table:table-row>
        <table:table-row table:style-name="ro2">
          <table:table-cell office:value-type="float" office:value="70000" calcext:value-type="float">
            <text:p>70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70" calcext:value-type="float">
            <text:p>5470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033" calcext:value-type="float">
            <text:p>5033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995" calcext:value-type="float">
            <text:p>4995</text:p>
          </table:table-cell>
        </table:table-row>
        <table:table-row table:style-name="ro2"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6063" calcext:value-type="float">
            <text:p>6063</text:p>
          </table:table-cell>
          <table:table-cell table:number-columns-repeated="2"/>
          <table:table-cell office:value-type="float" office:value="75000" calcext:value-type="float">
            <text:p>75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734" calcext:value-type="float">
            <text:p>5734</text:p>
          </table:table-cell>
          <table:table-cell table:number-columns-repeated="2"/>
          <table:table-cell office:value-type="float" office:value="75000" calcext:value-type="float">
            <text:p>75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795" calcext:value-type="float">
            <text:p>5795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867" calcext:value-type="float">
            <text:p>6867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560" calcext:value-type="float">
            <text:p>656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638" calcext:value-type="float">
            <text:p>6638</text:p>
          </table:table-cell>
        </table:table-row>
        <table:table-row table:style-name="ro2">
          <table:table-cell office:value-type="float" office:value="85000" calcext:value-type="float">
            <text:p>85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7774" calcext:value-type="float">
            <text:p>7774</text:p>
          </table:table-cell>
          <table:table-cell table:number-columns-repeated="2"/>
          <table:table-cell office:value-type="float" office:value="85000" calcext:value-type="float">
            <text:p>850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307" calcext:value-type="float">
            <text:p>7307</text:p>
          </table:table-cell>
          <table:table-cell table:number-columns-repeated="2"/>
          <table:table-cell office:value-type="float" office:value="85000" calcext:value-type="float">
            <text:p>850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519" calcext:value-type="float">
            <text:p>7519</text:p>
          </table:table-cell>
        </table:table-row>
        <table:table-row table:style-name="ro2"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967" calcext:value-type="float">
            <text:p>8967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217" calcext:value-type="float">
            <text:p>8217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394" calcext:value-type="float">
            <text:p>8394</text:p>
          </table:table-cell>
        </table:table-row>
        <table:table-row table:style-name="ro2">
          <table:table-cell office:value-type="float" office:value="95000" calcext:value-type="float">
            <text:p>95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9646" calcext:value-type="float">
            <text:p>9646</text:p>
          </table:table-cell>
          <table:table-cell table:number-columns-repeated="2"/>
          <table:table-cell office:value-type="float" office:value="95000" calcext:value-type="float">
            <text:p>950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171" calcext:value-type="float">
            <text:p>9171</text:p>
          </table:table-cell>
          <table:table-cell table:number-columns-repeated="2"/>
          <table:table-cell office:value-type="float" office:value="95000" calcext:value-type="float">
            <text:p>9500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397" calcext:value-type="float">
            <text:p>9397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10995" calcext:value-type="float">
            <text:p>10995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016" calcext:value-type="float">
            <text:p>10016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230" calcext:value-type="float">
            <text:p>10230</text:p>
          </table:table-cell>
        </table:table-row>
        <table:table-row table:style-name="ro2">
          <table:table-cell office:value-type="float" office:value="105000" calcext:value-type="float">
            <text:p>1050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2009" calcext:value-type="float">
            <text:p>12009</text:p>
          </table:table-cell>
          <table:table-cell table:number-columns-repeated="2"/>
          <table:table-cell office:value-type="float" office:value="105000" calcext:value-type="float">
            <text:p>1050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352" calcext:value-type="float">
            <text:p>11352</text:p>
          </table:table-cell>
          <table:table-cell table:number-columns-repeated="2"/>
          <table:table-cell office:value-type="float" office:value="105000" calcext:value-type="float">
            <text:p>1050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2">
          <table:table-cell office:value-type="float" office:value="110000" calcext:value-type="float">
            <text:p>1100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3341" calcext:value-type="float">
            <text:p>13341</text:p>
          </table:table-cell>
          <table:table-cell table:number-columns-repeated="2"/>
          <table:table-cell office:value-type="float" office:value="110000" calcext:value-type="float">
            <text:p>1100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397" calcext:value-type="float">
            <text:p>12397</text:p>
          </table:table-cell>
          <table:table-cell table:number-columns-repeated="2"/>
          <table:table-cell office:value-type="float" office:value="110000" calcext:value-type="float">
            <text:p>1100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2">
          <table:table-cell office:value-type="float" office:value="115000" calcext:value-type="float">
            <text:p>11500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115000" calcext:value-type="float">
            <text:p>11500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521" calcext:value-type="float">
            <text:p>13521</text:p>
          </table:table-cell>
          <table:table-cell table:number-columns-repeated="2"/>
          <table:table-cell office:value-type="float" office:value="115000" calcext:value-type="float">
            <text:p>1150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726" calcext:value-type="float">
            <text:p>13726</text:p>
          </table:table-cell>
        </table:table-row>
        <table:table-row table:style-name="ro2"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5610" calcext:value-type="float">
            <text:p>1561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684" calcext:value-type="float">
            <text:p>14684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668" calcext:value-type="float">
            <text:p>14668</text:p>
          </table:table-cell>
        </table:table-row>
        <table:table-row table:style-name="ro2">
          <table:table-cell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819" calcext:value-type="float">
            <text:p>16819</text:p>
          </table:table-cell>
          <table:table-cell table:number-columns-repeated="2"/>
          <table:table-cell office:value-type="float" office:value="125000" calcext:value-type="float">
            <text:p>1250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998" calcext:value-type="float">
            <text:p>15998</text:p>
          </table:table-cell>
          <table:table-cell table:number-columns-repeated="2"/>
          <table:table-cell office:value-type="float" office:value="125000" calcext:value-type="float">
            <text:p>1250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280" calcext:value-type="float">
            <text:p>16280</text:p>
          </table:table-cell>
        </table:table-row>
        <table:table-row table:style-name="ro2"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8065" calcext:value-type="float">
            <text:p>18065</text:p>
          </table:table-cell>
          <table:table-cell table:number-columns-repeated="2"/>
          <table:table-cell office:value-type="float" office:value="130000" calcext:value-type="float">
            <text:p>1300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028" calcext:value-type="float">
            <text:p>17028</text:p>
          </table:table-cell>
          <table:table-cell table:number-columns-repeated="2"/>
          <table:table-cell office:value-type="float" office:value="130000" calcext:value-type="float">
            <text:p>1300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333" calcext:value-type="float">
            <text:p>17333</text:p>
          </table:table-cell>
        </table:table-row>
        <table:table-row table:style-name="ro2">
          <table:table-cell office:value-type="float" office:value="135000" calcext:value-type="float">
            <text:p>1350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19764" calcext:value-type="float">
            <text:p>19764</text:p>
          </table:table-cell>
          <table:table-cell table:number-columns-repeated="2"/>
          <table:table-cell office:value-type="float" office:value="135000" calcext:value-type="float">
            <text:p>13500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384" calcext:value-type="float">
            <text:p>18384</text:p>
          </table:table-cell>
          <table:table-cell table:number-columns-repeated="2"/>
          <table:table-cell office:value-type="float" office:value="135000" calcext:value-type="float">
            <text:p>13500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009" calcext:value-type="float">
            <text:p>19009</text:p>
          </table:table-cell>
        </table:table-row>
        <table:table-row table:style-name="ro2"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21079" calcext:value-type="float">
            <text:p>21079</text:p>
          </table:table-cell>
          <table:table-cell table:number-columns-repeated="2"/>
          <table:table-cell office:value-type="float" office:value="140000" calcext:value-type="float">
            <text:p>14000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9954" calcext:value-type="float">
            <text:p>19954</text:p>
          </table:table-cell>
          <table:table-cell table:number-columns-repeated="2"/>
          <table:table-cell office:value-type="float" office:value="140000" calcext:value-type="float">
            <text:p>1400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230" calcext:value-type="float">
            <text:p>20230</text:p>
          </table:table-cell>
        </table:table-row>
        <table:table-row table:style-name="ro2">
          <table:table-cell office:value-type="float" office:value="145000" calcext:value-type="float">
            <text:p>145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22811" calcext:value-type="float">
            <text:p>22811</text:p>
          </table:table-cell>
          <table:table-cell table:number-columns-repeated="2"/>
          <table:table-cell office:value-type="float" office:value="145000" calcext:value-type="float">
            <text:p>1450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659" calcext:value-type="float">
            <text:p>21659</text:p>
          </table:table-cell>
          <table:table-cell table:number-columns-repeated="2"/>
          <table:table-cell office:value-type="float" office:value="145000" calcext:value-type="float">
            <text:p>1450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351" calcext:value-type="float">
            <text:p>23351</text:p>
          </table:table-cell>
        </table:table-row>
        <table:table-row table:style-name="ro2"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24824" calcext:value-type="float">
            <text:p>24824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757" calcext:value-type="float">
            <text:p>22757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942" calcext:value-type="float">
            <text:p>23942</text:p>
          </table:table-cell>
        </table:table-row>
        <table:table-row table:style-name="ro2">
          <table:table-cell office:value-type="float" office:value="155000" calcext:value-type="float">
            <text:p>1550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25910" calcext:value-type="float">
            <text:p>25910</text:p>
          </table:table-cell>
          <table:table-cell table:number-columns-repeated="2"/>
          <table:table-cell office:value-type="float" office:value="155000" calcext:value-type="float">
            <text:p>1550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280" calcext:value-type="float">
            <text:p>24280</text:p>
          </table:table-cell>
          <table:table-cell table:number-columns-repeated="2"/>
          <table:table-cell office:value-type="float" office:value="155000" calcext:value-type="float">
            <text:p>155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763" calcext:value-type="float">
            <text:p>25763</text:p>
          </table:table-cell>
        </table:table-row>
        <table:table-row table:style-name="ro2">
          <table:table-cell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8118" calcext:value-type="float">
            <text:p>28118</text:p>
          </table:table-cell>
          <table:table-cell table:number-columns-repeated="2"/>
          <table:table-cell office:value-type="float" office:value="160000" calcext:value-type="float">
            <text:p>1600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942" calcext:value-type="float">
            <text:p>25942</text:p>
          </table:table-cell>
          <table:table-cell table:number-columns-repeated="2"/>
          <table:table-cell office:value-type="float" office:value="160000" calcext:value-type="float">
            <text:p>1600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8021" calcext:value-type="float">
            <text:p>28021</text:p>
          </table:table-cell>
        </table:table-row>
        <table:table-row table:style-name="ro2">
          <table:table-cell office:value-type="float" office:value="165000" calcext:value-type="float">
            <text:p>1650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30754" calcext:value-type="float">
            <text:p>30754</text:p>
          </table:table-cell>
          <table:table-cell table:number-columns-repeated="2"/>
          <table:table-cell office:value-type="float" office:value="165000" calcext:value-type="float">
            <text:p>16500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7279" calcext:value-type="float">
            <text:p>27279</text:p>
          </table:table-cell>
          <table:table-cell table:number-columns-repeated="2"/>
          <table:table-cell office:value-type="float" office:value="165000" calcext:value-type="float">
            <text:p>16500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9785" calcext:value-type="float">
            <text:p>29785</text:p>
          </table:table-cell>
        </table:table-row>
        <table:table-row table:style-name="ro2"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31150" calcext:value-type="float">
            <text:p>31150</text:p>
          </table:table-cell>
          <table:table-cell table:number-columns-repeated="2"/>
          <table:table-cell office:value-type="float" office:value="170000" calcext:value-type="float">
            <text:p>1700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001" calcext:value-type="float">
            <text:p>29001</text:p>
          </table:table-cell>
          <table:table-cell table:number-columns-repeated="2"/>
          <table:table-cell office:value-type="float" office:value="170000" calcext:value-type="float">
            <text:p>17000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0666" calcext:value-type="float">
            <text:p>30666</text:p>
          </table:table-cell>
        </table:table-row>
        <table:table-row table:style-name="ro2">
          <table:table-cell office:value-type="float" office:value="175000" calcext:value-type="float">
            <text:p>1750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office:value-type="float" office:value="175000" calcext:value-type="float">
            <text:p>17500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0730" calcext:value-type="float">
            <text:p>30730</text:p>
          </table:table-cell>
          <table:table-cell table:number-columns-repeated="2"/>
          <table:table-cell office:value-type="float" office:value="175000" calcext:value-type="float">
            <text:p>17500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1928" calcext:value-type="float">
            <text:p>31928</text:p>
          </table:table-cell>
        </table:table-row>
        <table:table-row table:style-name="ro2">
          <table:table-cell office:value-type="float" office:value="180000" calcext:value-type="float">
            <text:p>1800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35206" calcext:value-type="float">
            <text:p>35206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4571" calcext:value-type="float">
            <text:p>34571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4447" calcext:value-type="float">
            <text:p>34447</text:p>
          </table:table-cell>
        </table:table-row>
        <table:table-row table:style-name="ro2">
          <table:table-cell office:value-type="float" office:value="185000" calcext:value-type="float">
            <text:p>1850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37710" calcext:value-type="float">
            <text:p>37710</text:p>
          </table:table-cell>
          <table:table-cell table:number-columns-repeated="2"/>
          <table:table-cell office:value-type="float" office:value="185000" calcext:value-type="float">
            <text:p>18500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4311" calcext:value-type="float">
            <text:p>34311</text:p>
          </table:table-cell>
          <table:table-cell table:number-columns-repeated="2"/>
          <table:table-cell office:value-type="float" office:value="185000" calcext:value-type="float">
            <text:p>1850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4715" calcext:value-type="float">
            <text:p>34715</text:p>
          </table:table-cell>
        </table:table-row>
        <table:table-row table:style-name="ro2">
          <table:table-cell office:value-type="float" office:value="190000" calcext:value-type="float">
            <text:p>190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41159" calcext:value-type="float">
            <text:p>41159</text:p>
          </table:table-cell>
          <table:table-cell table:number-columns-repeated="2"/>
          <table:table-cell office:value-type="float" office:value="190000" calcext:value-type="float">
            <text:p>19000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6224" calcext:value-type="float">
            <text:p>36224</text:p>
          </table:table-cell>
          <table:table-cell table:number-columns-repeated="2"/>
          <table:table-cell office:value-type="float" office:value="190000" calcext:value-type="float">
            <text:p>1900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6320" calcext:value-type="float">
            <text:p>36320</text:p>
          </table:table-cell>
        </table:table-row>
        <table:table-row table:style-name="ro2">
          <table:table-cell office:value-type="float" office:value="195000" calcext:value-type="float">
            <text:p>1950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41319" calcext:value-type="float">
            <text:p>41319</text:p>
          </table:table-cell>
          <table:table-cell table:number-columns-repeated="2"/>
          <table:table-cell office:value-type="float" office:value="195000" calcext:value-type="float">
            <text:p>1950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8229" calcext:value-type="float">
            <text:p>38229</text:p>
          </table:table-cell>
          <table:table-cell table:number-columns-repeated="2"/>
          <table:table-cell office:value-type="float" office:value="195000" calcext:value-type="float">
            <text:p>1950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0307" calcext:value-type="float">
            <text:p>40307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44253" calcext:value-type="float">
            <text:p>44253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148" calcext:value-type="float">
            <text:p>40148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1590" calcext:value-type="float">
            <text:p>41590</text:p>
          </table:table-cell>
        </table:table-row>
        <table:table-row table:style-name="ro2">
          <table:table-cell office:value-type="float" office:value="205000" calcext:value-type="float">
            <text:p>2050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6838" calcext:value-type="float">
            <text:p>46838</text:p>
          </table:table-cell>
          <table:table-cell table:number-columns-repeated="2"/>
          <table:table-cell office:value-type="float" office:value="205000" calcext:value-type="float">
            <text:p>2050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2339" calcext:value-type="float">
            <text:p>42339</text:p>
          </table:table-cell>
          <table:table-cell table:number-columns-repeated="2"/>
          <table:table-cell office:value-type="float" office:value="205000" calcext:value-type="float">
            <text:p>20500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3384" calcext:value-type="float">
            <text:p>43384</text:p>
          </table:table-cell>
        </table:table-row>
        <table:table-row table:style-name="ro2">
          <table:table-cell office:value-type="float" office:value="210000" calcext:value-type="float">
            <text:p>210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48378" calcext:value-type="float">
            <text:p>48378</text:p>
          </table:table-cell>
          <table:table-cell table:number-columns-repeated="2"/>
          <table:table-cell office:value-type="float" office:value="210000" calcext:value-type="float">
            <text:p>21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5555" calcext:value-type="float">
            <text:p>45555</text:p>
          </table:table-cell>
          <table:table-cell table:number-columns-repeated="2"/>
          <table:table-cell office:value-type="float" office:value="210000" calcext:value-type="float">
            <text:p>21000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0348" calcext:value-type="float">
            <text:p>50348</text:p>
          </table:table-cell>
        </table:table-row>
        <table:table-row table:style-name="ro2">
          <table:table-cell office:value-type="float" office:value="215000" calcext:value-type="float">
            <text:p>2150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55125" calcext:value-type="float">
            <text:p>55125</text:p>
          </table:table-cell>
          <table:table-cell table:number-columns-repeated="2"/>
          <table:table-cell office:value-type="float" office:value="215000" calcext:value-type="float">
            <text:p>21500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6513" calcext:value-type="float">
            <text:p>46513</text:p>
          </table:table-cell>
          <table:table-cell table:number-columns-repeated="2"/>
          <table:table-cell office:value-type="float" office:value="215000" calcext:value-type="float">
            <text:p>21500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8398" calcext:value-type="float">
            <text:p>48398</text:p>
          </table:table-cell>
        </table:table-row>
        <table:table-row table:style-name="ro2">
          <table:table-cell office:value-type="float" office:value="220000" calcext:value-type="float">
            <text:p>220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57112" calcext:value-type="float">
            <text:p>57112</text:p>
          </table:table-cell>
          <table:table-cell table:number-columns-repeated="2"/>
          <table:table-cell office:value-type="float" office:value="220000" calcext:value-type="float">
            <text:p>22000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9936" calcext:value-type="float">
            <text:p>49936</text:p>
          </table:table-cell>
          <table:table-cell table:number-columns-repeated="2"/>
          <table:table-cell office:value-type="float" office:value="220000" calcext:value-type="float">
            <text:p>22000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50053" calcext:value-type="float">
            <text:p>50053</text:p>
          </table:table-cell>
        </table:table-row>
        <table:table-row table:style-name="ro2">
          <table:table-cell office:value-type="float" office:value="225000" calcext:value-type="float">
            <text:p>225000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98429" calcext:value-type="float">
            <text:p>98429</text:p>
          </table:table-cell>
          <table:table-cell table:number-columns-repeated="2"/>
          <table:table-cell office:value-type="float" office:value="225000" calcext:value-type="float">
            <text:p>22500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2290" calcext:value-type="float">
            <text:p>52290</text:p>
          </table:table-cell>
          <table:table-cell table:number-columns-repeated="2"/>
          <table:table-cell office:value-type="float" office:value="225000" calcext:value-type="float">
            <text:p>22500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2075" calcext:value-type="float">
            <text:p>52075</text:p>
          </table:table-cell>
        </table:table-row>
        <table:table-row table:style-name="ro2">
          <table:table-cell office:value-type="float" office:value="230000" calcext:value-type="float">
            <text:p>230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62450" calcext:value-type="float">
            <text:p>62450</text:p>
          </table:table-cell>
          <table:table-cell table:number-columns-repeated="2"/>
          <table:table-cell office:value-type="float" office:value="230000" calcext:value-type="float">
            <text:p>23000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4315" calcext:value-type="float">
            <text:p>54315</text:p>
          </table:table-cell>
          <table:table-cell table:number-columns-repeated="2"/>
          <table:table-cell office:value-type="float" office:value="230000" calcext:value-type="float">
            <text:p>23000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4582" calcext:value-type="float">
            <text:p>54582</text:p>
          </table:table-cell>
        </table:table-row>
        <table:table-row table:style-name="ro2">
          <table:table-cell office:value-type="float" office:value="235000" calcext:value-type="float">
            <text:p>2350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57790" calcext:value-type="float">
            <text:p>57790</text:p>
          </table:table-cell>
          <table:table-cell table:number-columns-repeated="2"/>
          <table:table-cell office:value-type="float" office:value="235000" calcext:value-type="float">
            <text:p>23500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7299" calcext:value-type="float">
            <text:p>57299</text:p>
          </table:table-cell>
          <table:table-cell table:number-columns-repeated="2"/>
          <table:table-cell office:value-type="float" office:value="235000" calcext:value-type="float">
            <text:p>23500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8470" calcext:value-type="float">
            <text:p>58470</text:p>
          </table:table-cell>
        </table:table-row>
        <table:table-row table:style-name="ro2">
          <table:table-cell office:value-type="float" office:value="240000" calcext:value-type="float">
            <text:p>240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63952" calcext:value-type="float">
            <text:p>63952</text:p>
          </table:table-cell>
          <table:table-cell table:number-columns-repeated="2"/>
          <table:table-cell office:value-type="float" office:value="240000" calcext:value-type="float">
            <text:p>24000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2304" calcext:value-type="float">
            <text:p>62304</text:p>
          </table:table-cell>
          <table:table-cell table:number-columns-repeated="2"/>
          <table:table-cell office:value-type="float" office:value="240000" calcext:value-type="float">
            <text:p>2400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2046" calcext:value-type="float">
            <text:p>62046</text:p>
          </table:table-cell>
        </table:table-row>
        <table:table-row table:style-name="ro2">
          <table:table-cell office:value-type="float" office:value="245000" calcext:value-type="float">
            <text:p>245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71141" calcext:value-type="float">
            <text:p>71141</text:p>
          </table:table-cell>
          <table:table-cell table:number-columns-repeated="2"/>
          <table:table-cell office:value-type="float" office:value="245000" calcext:value-type="float">
            <text:p>2450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3558" calcext:value-type="float">
            <text:p>63558</text:p>
          </table:table-cell>
          <table:table-cell table:number-columns-repeated="2"/>
          <table:table-cell office:value-type="float" office:value="245000" calcext:value-type="float">
            <text:p>24500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2187" calcext:value-type="float">
            <text:p>62187</text:p>
          </table:table-cell>
        </table:table-row>
        <table:table-row table:style-name="ro2">
          <table:table-cell office:value-type="float" office:value="250000" calcext:value-type="float">
            <text:p>250000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126686" calcext:value-type="float">
            <text:p>126686</text:p>
          </table:table-cell>
          <table:table-cell table:number-columns-repeated="2"/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6689" calcext:value-type="float">
            <text:p>66689</text:p>
          </table:table-cell>
          <table:table-cell table:number-columns-repeated="2"/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64794" calcext:value-type="float">
            <text:p>64794</text:p>
          </table:table-cell>
        </table:table-row>
        <table:table-row table:style-name="ro2">
          <table:table-cell office:value-type="float" office:value="255000" calcext:value-type="float">
            <text:p>255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81438" calcext:value-type="float">
            <text:p>81438</text:p>
          </table:table-cell>
          <table:table-cell table:number-columns-repeated="2"/>
          <table:table-cell office:value-type="float" office:value="255000" calcext:value-type="float">
            <text:p>2550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8242" calcext:value-type="float">
            <text:p>68242</text:p>
          </table:table-cell>
          <table:table-cell table:number-columns-repeated="2"/>
          <table:table-cell office:value-type="float" office:value="255000" calcext:value-type="float">
            <text:p>25500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68814" calcext:value-type="float">
            <text:p>68814</text:p>
          </table:table-cell>
        </table:table-row>
        <table:table-row table:style-name="ro2">
          <table:table-cell office:value-type="float" office:value="260000" calcext:value-type="float">
            <text:p>260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73842" calcext:value-type="float">
            <text:p>73842</text:p>
          </table:table-cell>
          <table:table-cell table:number-columns-repeated="2"/>
          <table:table-cell office:value-type="float" office:value="260000" calcext:value-type="float">
            <text:p>26000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3534" calcext:value-type="float">
            <text:p>83534</text:p>
          </table:table-cell>
          <table:table-cell table:number-columns-repeated="2"/>
          <table:table-cell office:value-type="float" office:value="260000" calcext:value-type="float">
            <text:p>26000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4544" calcext:value-type="float">
            <text:p>74544</text:p>
          </table:table-cell>
        </table:table-row>
        <table:table-row table:style-name="ro2">
          <table:table-cell office:value-type="float" office:value="265000" calcext:value-type="float">
            <text:p>265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76625" calcext:value-type="float">
            <text:p>76625</text:p>
          </table:table-cell>
          <table:table-cell table:number-columns-repeated="2"/>
          <table:table-cell office:value-type="float" office:value="265000" calcext:value-type="float">
            <text:p>2650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4213" calcext:value-type="float">
            <text:p>74213</text:p>
          </table:table-cell>
          <table:table-cell table:number-columns-repeated="2"/>
          <table:table-cell office:value-type="float" office:value="265000" calcext:value-type="float">
            <text:p>26500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4363" calcext:value-type="float">
            <text:p>74363</text:p>
          </table:table-cell>
        </table:table-row>
        <table:table-row table:style-name="ro2">
          <table:table-cell office:value-type="float" office:value="270000" calcext:value-type="float">
            <text:p>27000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127547" calcext:value-type="float">
            <text:p>127547</text:p>
          </table:table-cell>
          <table:table-cell table:number-columns-repeated="2"/>
          <table:table-cell office:value-type="float" office:value="270000" calcext:value-type="float">
            <text:p>27000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79047" calcext:value-type="float">
            <text:p>79047</text:p>
          </table:table-cell>
          <table:table-cell table:number-columns-repeated="2"/>
          <table:table-cell office:value-type="float" office:value="270000" calcext:value-type="float">
            <text:p>27000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76224" calcext:value-type="float">
            <text:p>76224</text:p>
          </table:table-cell>
        </table:table-row>
        <table:table-row table:style-name="ro2">
          <table:table-cell office:value-type="float" office:value="275000" calcext:value-type="float">
            <text:p>275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92310" calcext:value-type="float">
            <text:p>92310</text:p>
          </table:table-cell>
          <table:table-cell table:number-columns-repeated="2"/>
          <table:table-cell office:value-type="float" office:value="275000" calcext:value-type="float">
            <text:p>27500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6666" calcext:value-type="float">
            <text:p>86666</text:p>
          </table:table-cell>
          <table:table-cell table:number-columns-repeated="2"/>
          <table:table-cell office:value-type="float" office:value="275000" calcext:value-type="float">
            <text:p>27500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0049" calcext:value-type="float">
            <text:p>80049</text:p>
          </table:table-cell>
        </table:table-row>
        <table:table-row table:style-name="ro2">
          <table:table-cell office:value-type="float" office:value="280000" calcext:value-type="float">
            <text:p>280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94859" calcext:value-type="float">
            <text:p>94859</text:p>
          </table:table-cell>
          <table:table-cell table:number-columns-repeated="2"/>
          <table:table-cell office:value-type="float" office:value="280000" calcext:value-type="float">
            <text:p>2800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22271" calcext:value-type="float">
            <text:p>122271</text:p>
          </table:table-cell>
          <table:table-cell table:number-columns-repeated="2"/>
          <table:table-cell office:value-type="float" office:value="280000" calcext:value-type="float">
            <text:p>28000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15721" calcext:value-type="float">
            <text:p>115721</text:p>
          </table:table-cell>
        </table:table-row>
        <table:table-row table:style-name="ro2">
          <table:table-cell office:value-type="float" office:value="285000" calcext:value-type="float">
            <text:p>285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100043" calcext:value-type="float">
            <text:p>100043</text:p>
          </table:table-cell>
          <table:table-cell table:number-columns-repeated="2"/>
          <table:table-cell office:value-type="float" office:value="285000" calcext:value-type="float">
            <text:p>28500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14144" calcext:value-type="float">
            <text:p>114144</text:p>
          </table:table-cell>
          <table:table-cell table:number-columns-repeated="2"/>
          <table:table-cell office:value-type="float" office:value="285000" calcext:value-type="float">
            <text:p>2850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94932" calcext:value-type="float">
            <text:p>94932</text:p>
          </table:table-cell>
        </table:table-row>
        <table:table-row table:style-name="ro2">
          <table:table-cell office:value-type="float" office:value="290000" calcext:value-type="float">
            <text:p>290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105817" calcext:value-type="float">
            <text:p>105817</text:p>
          </table:table-cell>
          <table:table-cell table:number-columns-repeated="2"/>
          <table:table-cell office:value-type="float" office:value="290000" calcext:value-type="float">
            <text:p>2900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1470" calcext:value-type="float">
            <text:p>111470</text:p>
          </table:table-cell>
          <table:table-cell table:number-columns-repeated="2"/>
          <table:table-cell office:value-type="float" office:value="290000" calcext:value-type="float">
            <text:p>29000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95498" calcext:value-type="float">
            <text:p>95498</text:p>
          </table:table-cell>
        </table:table-row>
        <table:table-row table:style-name="ro2">
          <table:table-cell office:value-type="float" office:value="295000" calcext:value-type="float">
            <text:p>295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08237" calcext:value-type="float">
            <text:p>108237</text:p>
          </table:table-cell>
          <table:table-cell table:number-columns-repeated="2"/>
          <table:table-cell office:value-type="float" office:value="295000" calcext:value-type="float">
            <text:p>2950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15740" calcext:value-type="float">
            <text:p>115740</text:p>
          </table:table-cell>
          <table:table-cell table:number-columns-repeated="2"/>
          <table:table-cell office:value-type="float" office:value="295000" calcext:value-type="float">
            <text:p>29500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06604" calcext:value-type="float">
            <text:p>106604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119285" calcext:value-type="float">
            <text:p>119285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9443" calcext:value-type="float">
            <text:p>119443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26114" calcext:value-type="float">
            <text:p>126114</text:p>
          </table:table-cell>
        </table:table-row>
        <table:table-row table:style-name="ro2">
          <table:table-cell office:value-type="float" office:value="305000" calcext:value-type="float">
            <text:p>305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122311" calcext:value-type="float">
            <text:p>122311</text:p>
          </table:table-cell>
          <table:table-cell table:number-columns-repeated="2"/>
          <table:table-cell office:value-type="float" office:value="305000" calcext:value-type="float">
            <text:p>3050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9139" calcext:value-type="float">
            <text:p>119139</text:p>
          </table:table-cell>
          <table:table-cell table:number-columns-repeated="2"/>
          <table:table-cell office:value-type="float" office:value="305000" calcext:value-type="float">
            <text:p>30500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4961" calcext:value-type="float">
            <text:p>104961</text:p>
          </table:table-cell>
        </table:table-row>
        <table:table-row table:style-name="ro2">
          <table:table-cell office:value-type="float" office:value="310000" calcext:value-type="float">
            <text:p>310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122717" calcext:value-type="float">
            <text:p>122717</text:p>
          </table:table-cell>
          <table:table-cell table:number-columns-repeated="2"/>
          <table:table-cell office:value-type="float" office:value="310000" calcext:value-type="float">
            <text:p>3100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25714" calcext:value-type="float">
            <text:p>125714</text:p>
          </table:table-cell>
          <table:table-cell table:number-columns-repeated="2"/>
          <table:table-cell office:value-type="float" office:value="310000" calcext:value-type="float">
            <text:p>3100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23821" calcext:value-type="float">
            <text:p>123821</text:p>
          </table:table-cell>
        </table:table-row>
        <table:table-row table:style-name="ro2">
          <table:table-cell office:value-type="float" office:value="315000" calcext:value-type="float">
            <text:p>315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124950" calcext:value-type="float">
            <text:p>124950</text:p>
          </table:table-cell>
          <table:table-cell table:number-columns-repeated="2"/>
          <table:table-cell office:value-type="float" office:value="315000" calcext:value-type="float">
            <text:p>31500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53618" calcext:value-type="float">
            <text:p>153618</text:p>
          </table:table-cell>
          <table:table-cell table:number-columns-repeated="2"/>
          <table:table-cell office:value-type="float" office:value="315000" calcext:value-type="float">
            <text:p>31500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9669" calcext:value-type="float">
            <text:p>119669</text:p>
          </table:table-cell>
        </table:table-row>
        <table:table-row table:style-name="ro2">
          <table:table-cell office:value-type="float" office:value="320000" calcext:value-type="float">
            <text:p>320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126912" calcext:value-type="float">
            <text:p>126912</text:p>
          </table:table-cell>
          <table:table-cell table:number-columns-repeated="2"/>
          <table:table-cell office:value-type="float" office:value="320000" calcext:value-type="float">
            <text:p>3200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38002" calcext:value-type="float">
            <text:p>138002</text:p>
          </table:table-cell>
          <table:table-cell table:number-columns-repeated="2"/>
          <table:table-cell office:value-type="float" office:value="320000" calcext:value-type="float">
            <text:p>32000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24595" calcext:value-type="float">
            <text:p>124595</text:p>
          </table:table-cell>
        </table:table-row>
        <table:table-row table:style-name="ro2">
          <table:table-cell office:value-type="float" office:value="325000" calcext:value-type="float">
            <text:p>32500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128092" calcext:value-type="float">
            <text:p>128092</text:p>
          </table:table-cell>
          <table:table-cell table:number-columns-repeated="2"/>
          <table:table-cell office:value-type="float" office:value="325000" calcext:value-type="float">
            <text:p>32500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22528" calcext:value-type="float">
            <text:p>122528</text:p>
          </table:table-cell>
          <table:table-cell table:number-columns-repeated="2"/>
          <table:table-cell office:value-type="float" office:value="325000" calcext:value-type="float">
            <text:p>32500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32775" calcext:value-type="float">
            <text:p>132775</text:p>
          </table:table-cell>
        </table:table-row>
        <table:table-row table:style-name="ro2">
          <table:table-cell office:value-type="float" office:value="330000" calcext:value-type="float">
            <text:p>33000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137903" calcext:value-type="float">
            <text:p>137903</text:p>
          </table:table-cell>
          <table:table-cell table:number-columns-repeated="2"/>
          <table:table-cell office:value-type="float" office:value="330000" calcext:value-type="float">
            <text:p>33000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21727" calcext:value-type="float">
            <text:p>121727</text:p>
          </table:table-cell>
          <table:table-cell table:number-columns-repeated="2"/>
          <table:table-cell office:value-type="float" office:value="330000" calcext:value-type="float">
            <text:p>3300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32704" calcext:value-type="float">
            <text:p>132704</text:p>
          </table:table-cell>
        </table:table-row>
        <table:table-row table:style-name="ro2">
          <table:table-cell office:value-type="float" office:value="335000" calcext:value-type="float">
            <text:p>335000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91059" calcext:value-type="float">
            <text:p>191059</text:p>
          </table:table-cell>
          <table:table-cell table:number-columns-repeated="2"/>
          <table:table-cell office:value-type="float" office:value="335000" calcext:value-type="float">
            <text:p>33500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28784" calcext:value-type="float">
            <text:p>128784</text:p>
          </table:table-cell>
          <table:table-cell table:number-columns-repeated="2"/>
          <table:table-cell office:value-type="float" office:value="335000" calcext:value-type="float">
            <text:p>33500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38801" calcext:value-type="float">
            <text:p>138801</text:p>
          </table:table-cell>
        </table:table-row>
        <table:table-row table:style-name="ro2">
          <table:table-cell office:value-type="float" office:value="340000" calcext:value-type="float">
            <text:p>340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158612" calcext:value-type="float">
            <text:p>158612</text:p>
          </table:table-cell>
          <table:table-cell table:number-columns-repeated="2"/>
          <table:table-cell office:value-type="float" office:value="340000" calcext:value-type="float">
            <text:p>34000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33755" calcext:value-type="float">
            <text:p>133755</text:p>
          </table:table-cell>
          <table:table-cell table:number-columns-repeated="2"/>
          <table:table-cell office:value-type="float" office:value="340000" calcext:value-type="float">
            <text:p>340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45821" calcext:value-type="float">
            <text:p>145821</text:p>
          </table:table-cell>
        </table:table-row>
        <table:table-row table:style-name="ro2">
          <table:table-cell office:value-type="float" office:value="345000" calcext:value-type="float">
            <text:p>345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67041" calcext:value-type="float">
            <text:p>167041</text:p>
          </table:table-cell>
          <table:table-cell table:number-columns-repeated="2"/>
          <table:table-cell office:value-type="float" office:value="345000" calcext:value-type="float">
            <text:p>3450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43477" calcext:value-type="float">
            <text:p>143477</text:p>
          </table:table-cell>
          <table:table-cell table:number-columns-repeated="2"/>
          <table:table-cell office:value-type="float" office:value="345000" calcext:value-type="float">
            <text:p>34500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45361" calcext:value-type="float">
            <text:p>145361</text:p>
          </table:table-cell>
        </table:table-row>
        <table:table-row table:style-name="ro2">
          <table:table-cell office:value-type="float" office:value="350000" calcext:value-type="float">
            <text:p>35000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174984" calcext:value-type="float">
            <text:p>174984</text:p>
          </table:table-cell>
          <table:table-cell table:number-columns-repeated="2"/>
          <table:table-cell office:value-type="float" office:value="350000" calcext:value-type="float">
            <text:p>35000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46650" calcext:value-type="float">
            <text:p>146650</text:p>
          </table:table-cell>
          <table:table-cell table:number-columns-repeated="2"/>
          <table:table-cell office:value-type="float" office:value="350000" calcext:value-type="float">
            <text:p>3500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8706" calcext:value-type="float">
            <text:p>158706</text:p>
          </table:table-cell>
        </table:table-row>
        <table:table-row table:style-name="ro2">
          <table:table-cell office:value-type="float" office:value="355000" calcext:value-type="float">
            <text:p>35500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183267" calcext:value-type="float">
            <text:p>183267</text:p>
          </table:table-cell>
          <table:table-cell table:number-columns-repeated="2"/>
          <table:table-cell office:value-type="float" office:value="355000" calcext:value-type="float">
            <text:p>35500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49631" calcext:value-type="float">
            <text:p>149631</text:p>
          </table:table-cell>
          <table:table-cell table:number-columns-repeated="2"/>
          <table:table-cell office:value-type="float" office:value="355000" calcext:value-type="float">
            <text:p>35500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2515" calcext:value-type="float">
            <text:p>172515</text:p>
          </table:table-cell>
        </table:table-row>
        <table:table-row table:style-name="ro2">
          <table:table-cell office:value-type="float" office:value="360000" calcext:value-type="float">
            <text:p>360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166569" calcext:value-type="float">
            <text:p>166569</text:p>
          </table:table-cell>
          <table:table-cell table:number-columns-repeated="2"/>
          <table:table-cell office:value-type="float" office:value="360000" calcext:value-type="float">
            <text:p>36000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57292" calcext:value-type="float">
            <text:p>157292</text:p>
          </table:table-cell>
          <table:table-cell table:number-columns-repeated="2"/>
          <table:table-cell office:value-type="float" office:value="360000" calcext:value-type="float">
            <text:p>3600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76864" calcext:value-type="float">
            <text:p>176864</text:p>
          </table:table-cell>
        </table:table-row>
        <table:table-row table:style-name="ro2">
          <table:table-cell office:value-type="float" office:value="365000" calcext:value-type="float">
            <text:p>365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175717" calcext:value-type="float">
            <text:p>175717</text:p>
          </table:table-cell>
          <table:table-cell table:number-columns-repeated="2"/>
          <table:table-cell office:value-type="float" office:value="365000" calcext:value-type="float">
            <text:p>36500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58172" calcext:value-type="float">
            <text:p>158172</text:p>
          </table:table-cell>
          <table:table-cell table:number-columns-repeated="2"/>
          <table:table-cell office:value-type="float" office:value="365000" calcext:value-type="float">
            <text:p>36500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92449" calcext:value-type="float">
            <text:p>192449</text:p>
          </table:table-cell>
        </table:table-row>
        <table:table-row table:style-name="ro2">
          <table:table-cell office:value-type="float" office:value="370000" calcext:value-type="float">
            <text:p>370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180906" calcext:value-type="float">
            <text:p>180906</text:p>
          </table:table-cell>
          <table:table-cell table:number-columns-repeated="2"/>
          <table:table-cell office:value-type="float" office:value="370000" calcext:value-type="float">
            <text:p>37000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65109" calcext:value-type="float">
            <text:p>165109</text:p>
          </table:table-cell>
          <table:table-cell table:number-columns-repeated="2"/>
          <table:table-cell office:value-type="float" office:value="370000" calcext:value-type="float">
            <text:p>3700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01139" calcext:value-type="float">
            <text:p>201139</text:p>
          </table:table-cell>
        </table:table-row>
        <table:table-row table:style-name="ro2">
          <table:table-cell office:value-type="float" office:value="375000" calcext:value-type="float">
            <text:p>375000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229227" calcext:value-type="float">
            <text:p>229227</text:p>
          </table:table-cell>
          <table:table-cell table:number-columns-repeated="2"/>
          <table:table-cell office:value-type="float" office:value="375000" calcext:value-type="float">
            <text:p>37500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86411" calcext:value-type="float">
            <text:p>186411</text:p>
          </table:table-cell>
          <table:table-cell table:number-columns-repeated="2"/>
          <table:table-cell office:value-type="float" office:value="375000" calcext:value-type="float">
            <text:p>37500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65715" calcext:value-type="float">
            <text:p>265715</text:p>
          </table:table-cell>
        </table:table-row>
        <table:table-row table:style-name="ro2">
          <table:table-cell office:value-type="float" office:value="380000" calcext:value-type="float">
            <text:p>38000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199641" calcext:value-type="float">
            <text:p>199641</text:p>
          </table:table-cell>
          <table:table-cell table:number-columns-repeated="2"/>
          <table:table-cell office:value-type="float" office:value="380000" calcext:value-type="float">
            <text:p>3800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75806" calcext:value-type="float">
            <text:p>175806</text:p>
          </table:table-cell>
          <table:table-cell table:number-columns-repeated="2"/>
          <table:table-cell office:value-type="float" office:value="380000" calcext:value-type="float">
            <text:p>3800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09266" calcext:value-type="float">
            <text:p>209266</text:p>
          </table:table-cell>
        </table:table-row>
        <table:table-row table:style-name="ro2">
          <table:table-cell office:value-type="float" office:value="385000" calcext:value-type="float">
            <text:p>38500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207914" calcext:value-type="float">
            <text:p>207914</text:p>
          </table:table-cell>
          <table:table-cell table:number-columns-repeated="2"/>
          <table:table-cell office:value-type="float" office:value="385000" calcext:value-type="float">
            <text:p>3850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99758" calcext:value-type="float">
            <text:p>199758</text:p>
          </table:table-cell>
          <table:table-cell table:number-columns-repeated="2"/>
          <table:table-cell office:value-type="float" office:value="385000" calcext:value-type="float">
            <text:p>38500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17031" calcext:value-type="float">
            <text:p>217031</text:p>
          </table:table-cell>
        </table:table-row>
        <table:table-row table:style-name="ro2">
          <table:table-cell office:value-type="float" office:value="390000" calcext:value-type="float">
            <text:p>39000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228088" calcext:value-type="float">
            <text:p>228088</text:p>
          </table:table-cell>
          <table:table-cell table:number-columns-repeated="2"/>
          <table:table-cell office:value-type="float" office:value="390000" calcext:value-type="float">
            <text:p>39000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84347" calcext:value-type="float">
            <text:p>184347</text:p>
          </table:table-cell>
          <table:table-cell table:number-columns-repeated="2"/>
          <table:table-cell office:value-type="float" office:value="390000" calcext:value-type="float">
            <text:p>39000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36555" calcext:value-type="float">
            <text:p>236555</text:p>
          </table:table-cell>
        </table:table-row>
        <table:table-row table:style-name="ro2">
          <table:table-cell office:value-type="float" office:value="395000" calcext:value-type="float">
            <text:p>395000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313592" calcext:value-type="float">
            <text:p>313592</text:p>
          </table:table-cell>
          <table:table-cell table:number-columns-repeated="2"/>
          <table:table-cell office:value-type="float" office:value="395000" calcext:value-type="float">
            <text:p>39500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95428" calcext:value-type="float">
            <text:p>195428</text:p>
          </table:table-cell>
          <table:table-cell table:number-columns-repeated="2"/>
          <table:table-cell office:value-type="float" office:value="395000" calcext:value-type="float">
            <text:p>39500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21196" calcext:value-type="float">
            <text:p>221196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269648" calcext:value-type="float">
            <text:p>269648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03729" calcext:value-type="float">
            <text:p>203729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70215" calcext:value-type="float">
            <text:p>270215</text:p>
          </table:table-cell>
        </table:table-row>
        <table:table-row table:style-name="ro2">
          <table:table-cell office:value-type="float" office:value="405000" calcext:value-type="float">
            <text:p>40500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216607" calcext:value-type="float">
            <text:p>216607</text:p>
          </table:table-cell>
          <table:table-cell table:number-columns-repeated="2"/>
          <table:table-cell office:value-type="float" office:value="405000" calcext:value-type="float">
            <text:p>40500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05173" calcext:value-type="float">
            <text:p>205173</text:p>
          </table:table-cell>
          <table:table-cell table:number-columns-repeated="2"/>
          <table:table-cell office:value-type="float" office:value="405000" calcext:value-type="float">
            <text:p>4050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227112" calcext:value-type="float">
            <text:p>227112</text:p>
          </table:table-cell>
        </table:table-row>
        <table:table-row table:style-name="ro2">
          <table:table-cell office:value-type="float" office:value="410000" calcext:value-type="float">
            <text:p>41000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213697" calcext:value-type="float">
            <text:p>213697</text:p>
          </table:table-cell>
          <table:table-cell table:number-columns-repeated="2"/>
          <table:table-cell office:value-type="float" office:value="410000" calcext:value-type="float">
            <text:p>41000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11897" calcext:value-type="float">
            <text:p>211897</text:p>
          </table:table-cell>
          <table:table-cell table:number-columns-repeated="2"/>
          <table:table-cell office:value-type="float" office:value="410000" calcext:value-type="float">
            <text:p>41000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14752" calcext:value-type="float">
            <text:p>214752</text:p>
          </table:table-cell>
        </table:table-row>
        <table:table-row table:style-name="ro2">
          <table:table-cell office:value-type="float" office:value="415000" calcext:value-type="float">
            <text:p>41500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224386" calcext:value-type="float">
            <text:p>224386</text:p>
          </table:table-cell>
          <table:table-cell table:number-columns-repeated="2"/>
          <table:table-cell office:value-type="float" office:value="415000" calcext:value-type="float">
            <text:p>41500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28118" calcext:value-type="float">
            <text:p>228118</text:p>
          </table:table-cell>
          <table:table-cell table:number-columns-repeated="2"/>
          <table:table-cell office:value-type="float" office:value="415000" calcext:value-type="float">
            <text:p>41500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25356" calcext:value-type="float">
            <text:p>225356</text:p>
          </table:table-cell>
        </table:table-row>
        <table:table-row table:style-name="ro2">
          <table:table-cell office:value-type="float" office:value="420000" calcext:value-type="float">
            <text:p>42000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229436" calcext:value-type="float">
            <text:p>229436</text:p>
          </table:table-cell>
          <table:table-cell table:number-columns-repeated="2"/>
          <table:table-cell office:value-type="float" office:value="420000" calcext:value-type="float">
            <text:p>42000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29305" calcext:value-type="float">
            <text:p>229305</text:p>
          </table:table-cell>
          <table:table-cell table:number-columns-repeated="2"/>
          <table:table-cell office:value-type="float" office:value="420000" calcext:value-type="float">
            <text:p>42000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40036" calcext:value-type="float">
            <text:p>240036</text:p>
          </table:table-cell>
        </table:table-row>
        <table:table-row table:style-name="ro2">
          <table:table-cell office:value-type="float" office:value="425000" calcext:value-type="float">
            <text:p>42500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233704" calcext:value-type="float">
            <text:p>233704</text:p>
          </table:table-cell>
          <table:table-cell table:number-columns-repeated="2"/>
          <table:table-cell office:value-type="float" office:value="425000" calcext:value-type="float">
            <text:p>42500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39082" calcext:value-type="float">
            <text:p>239082</text:p>
          </table:table-cell>
          <table:table-cell table:number-columns-repeated="2"/>
          <table:table-cell office:value-type="float" office:value="425000" calcext:value-type="float">
            <text:p>42500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241757" calcext:value-type="float">
            <text:p>241757</text:p>
          </table:table-cell>
        </table:table-row>
        <table:table-row table:style-name="ro2">
          <table:table-cell office:value-type="float" office:value="430000" calcext:value-type="float">
            <text:p>43000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246810" calcext:value-type="float">
            <text:p>246810</text:p>
          </table:table-cell>
          <table:table-cell table:number-columns-repeated="2"/>
          <table:table-cell office:value-type="float" office:value="430000" calcext:value-type="float">
            <text:p>43000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34627" calcext:value-type="float">
            <text:p>234627</text:p>
          </table:table-cell>
          <table:table-cell table:number-columns-repeated="2"/>
          <table:table-cell office:value-type="float" office:value="430000" calcext:value-type="float">
            <text:p>43000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59035" calcext:value-type="float">
            <text:p>259035</text:p>
          </table:table-cell>
        </table:table-row>
        <table:table-row table:style-name="ro2">
          <table:table-cell office:value-type="float" office:value="435000" calcext:value-type="float">
            <text:p>43500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249647" calcext:value-type="float">
            <text:p>249647</text:p>
          </table:table-cell>
          <table:table-cell table:number-columns-repeated="2"/>
          <table:table-cell office:value-type="float" office:value="435000" calcext:value-type="float">
            <text:p>43500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98572" calcext:value-type="float">
            <text:p>398572</text:p>
          </table:table-cell>
          <table:table-cell table:number-columns-repeated="2"/>
          <table:table-cell office:value-type="float" office:value="435000" calcext:value-type="float">
            <text:p>435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62942" calcext:value-type="float">
            <text:p>262942</text:p>
          </table:table-cell>
        </table:table-row>
        <table:table-row table:style-name="ro2">
          <table:table-cell office:value-type="float" office:value="440000" calcext:value-type="float">
            <text:p>44000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257060" calcext:value-type="float">
            <text:p>257060</text:p>
          </table:table-cell>
          <table:table-cell table:number-columns-repeated="2"/>
          <table:table-cell office:value-type="float" office:value="440000" calcext:value-type="float">
            <text:p>44000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87813" calcext:value-type="float">
            <text:p>287813</text:p>
          </table:table-cell>
          <table:table-cell table:number-columns-repeated="2"/>
          <table:table-cell office:value-type="float" office:value="440000" calcext:value-type="float">
            <text:p>44000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265341" calcext:value-type="float">
            <text:p>265341</text:p>
          </table:table-cell>
        </table:table-row>
        <table:table-row table:style-name="ro2">
          <table:table-cell office:value-type="float" office:value="445000" calcext:value-type="float">
            <text:p>44500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295881" calcext:value-type="float">
            <text:p>295881</text:p>
          </table:table-cell>
          <table:table-cell table:number-columns-repeated="2"/>
          <table:table-cell office:value-type="float" office:value="445000" calcext:value-type="float">
            <text:p>44500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22918" calcext:value-type="float">
            <text:p>322918</text:p>
          </table:table-cell>
          <table:table-cell table:number-columns-repeated="2"/>
          <table:table-cell office:value-type="float" office:value="445000" calcext:value-type="float">
            <text:p>44500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85853" calcext:value-type="float">
            <text:p>285853</text:p>
          </table:table-cell>
        </table:table-row>
        <table:table-row table:style-name="ro2">
          <table:table-cell office:value-type="float" office:value="450000" calcext:value-type="float">
            <text:p>4500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379010" calcext:value-type="float">
            <text:p>379010</text:p>
          </table:table-cell>
          <table:table-cell table:number-columns-repeated="2"/>
          <table:table-cell office:value-type="float" office:value="450000" calcext:value-type="float">
            <text:p>45000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88091" calcext:value-type="float">
            <text:p>288091</text:p>
          </table:table-cell>
          <table:table-cell table:number-columns-repeated="2"/>
          <table:table-cell office:value-type="float" office:value="450000" calcext:value-type="float">
            <text:p>4500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95852" calcext:value-type="float">
            <text:p>295852</text:p>
          </table:table-cell>
        </table:table-row>
        <table:table-row table:style-name="ro2">
          <table:table-cell office:value-type="float" office:value="455000" calcext:value-type="float">
            <text:p>45500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386409" calcext:value-type="float">
            <text:p>386409</text:p>
          </table:table-cell>
          <table:table-cell table:number-columns-repeated="2"/>
          <table:table-cell office:value-type="float" office:value="455000" calcext:value-type="float">
            <text:p>4550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57432" calcext:value-type="float">
            <text:p>357432</text:p>
          </table:table-cell>
          <table:table-cell table:number-columns-repeated="2"/>
          <table:table-cell office:value-type="float" office:value="455000" calcext:value-type="float">
            <text:p>45500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15405" calcext:value-type="float">
            <text:p>315405</text:p>
          </table:table-cell>
        </table:table-row>
        <table:table-row table:style-name="ro2">
          <table:table-cell office:value-type="float" office:value="460000" calcext:value-type="float">
            <text:p>46000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349442" calcext:value-type="float">
            <text:p>349442</text:p>
          </table:table-cell>
          <table:table-cell table:number-columns-repeated="2"/>
          <table:table-cell office:value-type="float" office:value="460000" calcext:value-type="float">
            <text:p>46000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98345" calcext:value-type="float">
            <text:p>298345</text:p>
          </table:table-cell>
          <table:table-cell table:number-columns-repeated="2"/>
          <table:table-cell office:value-type="float" office:value="460000" calcext:value-type="float">
            <text:p>46000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3664" calcext:value-type="float">
            <text:p>323664</text:p>
          </table:table-cell>
        </table:table-row>
        <table:table-row table:style-name="ro2">
          <table:table-cell office:value-type="float" office:value="465000" calcext:value-type="float">
            <text:p>46500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1" calcext:value-type="float">
            <text:p>71</text:p>
          </table:table-cell>
          <table:table-cell office:value-type="float" office:value="436551" calcext:value-type="float">
            <text:p>436551</text:p>
          </table:table-cell>
          <table:table-cell table:number-columns-repeated="2"/>
          <table:table-cell office:value-type="float" office:value="465000" calcext:value-type="float">
            <text:p>46500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15317" calcext:value-type="float">
            <text:p>315317</text:p>
          </table:table-cell>
          <table:table-cell table:number-columns-repeated="2"/>
          <table:table-cell office:value-type="float" office:value="465000" calcext:value-type="float">
            <text:p>46500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318987" calcext:value-type="float">
            <text:p>318987</text:p>
          </table:table-cell>
        </table:table-row>
        <table:table-row table:style-name="ro2">
          <table:table-cell office:value-type="float" office:value="470000" calcext:value-type="float">
            <text:p>4700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351428" calcext:value-type="float">
            <text:p>351428</text:p>
          </table:table-cell>
          <table:table-cell table:number-columns-repeated="2"/>
          <table:table-cell office:value-type="float" office:value="470000" calcext:value-type="float">
            <text:p>4700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9982" calcext:value-type="float">
            <text:p>329982</text:p>
          </table:table-cell>
          <table:table-cell table:number-columns-repeated="2"/>
          <table:table-cell office:value-type="float" office:value="470000" calcext:value-type="float">
            <text:p>4700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18399" calcext:value-type="float">
            <text:p>418399</text:p>
          </table:table-cell>
        </table:table-row>
        <table:table-row table:style-name="ro2">
          <table:table-cell office:value-type="float" office:value="475000" calcext:value-type="float">
            <text:p>47500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53" calcext:value-type="float">
            <text:p>53</text:p>
          </table:table-cell>
          <table:table-cell office:value-type="float" office:value="390691" calcext:value-type="float">
            <text:p>390691</text:p>
          </table:table-cell>
          <table:table-cell table:number-columns-repeated="2"/>
          <table:table-cell office:value-type="float" office:value="475000" calcext:value-type="float">
            <text:p>47500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347155" calcext:value-type="float">
            <text:p>347155</text:p>
          </table:table-cell>
          <table:table-cell table:number-columns-repeated="2"/>
          <table:table-cell office:value-type="float" office:value="475000" calcext:value-type="float">
            <text:p>4750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79154" calcext:value-type="float">
            <text:p>379154</text:p>
          </table:table-cell>
        </table:table-row>
        <table:table-row table:style-name="ro2">
          <table:table-cell office:value-type="float" office:value="480000" calcext:value-type="float">
            <text:p>48000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386607" calcext:value-type="float">
            <text:p>386607</text:p>
          </table:table-cell>
          <table:table-cell table:number-columns-repeated="2"/>
          <table:table-cell office:value-type="float" office:value="480000" calcext:value-type="float">
            <text:p>48000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34523" calcext:value-type="float">
            <text:p>334523</text:p>
          </table:table-cell>
          <table:table-cell table:number-columns-repeated="2"/>
          <table:table-cell office:value-type="float" office:value="480000" calcext:value-type="float">
            <text:p>48000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05298" calcext:value-type="float">
            <text:p>405298</text:p>
          </table:table-cell>
        </table:table-row>
        <table:table-row table:style-name="ro2">
          <table:table-cell office:value-type="float" office:value="485000" calcext:value-type="float">
            <text:p>48500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381135" calcext:value-type="float">
            <text:p>381135</text:p>
          </table:table-cell>
          <table:table-cell table:number-columns-repeated="2"/>
          <table:table-cell office:value-type="float" office:value="485000" calcext:value-type="float">
            <text:p>485000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35653" calcext:value-type="float">
            <text:p>335653</text:p>
          </table:table-cell>
          <table:table-cell table:number-columns-repeated="2"/>
          <table:table-cell office:value-type="float" office:value="485000" calcext:value-type="float">
            <text:p>4850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08853" calcext:value-type="float">
            <text:p>408853</text:p>
          </table:table-cell>
        </table:table-row>
        <table:table-row table:style-name="ro2">
          <table:table-cell office:value-type="float" office:value="490000" calcext:value-type="float">
            <text:p>49000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375136" calcext:value-type="float">
            <text:p>375136</text:p>
          </table:table-cell>
          <table:table-cell table:number-columns-repeated="2"/>
          <table:table-cell office:value-type="float" office:value="490000" calcext:value-type="float">
            <text:p>490000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315614" calcext:value-type="float">
            <text:p>315614</text:p>
          </table:table-cell>
          <table:table-cell table:number-columns-repeated="2"/>
          <table:table-cell office:value-type="float" office:value="490000" calcext:value-type="float">
            <text:p>490000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67086" calcext:value-type="float">
            <text:p>367086</text:p>
          </table:table-cell>
        </table:table-row>
        <table:table-row table:style-name="ro2">
          <table:table-cell office:value-type="float" office:value="495000" calcext:value-type="float">
            <text:p>49500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365734" calcext:value-type="float">
            <text:p>365734</text:p>
          </table:table-cell>
          <table:table-cell table:number-columns-repeated="2"/>
          <table:table-cell office:value-type="float" office:value="495000" calcext:value-type="float">
            <text:p>49500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09073" calcext:value-type="float">
            <text:p>409073</text:p>
          </table:table-cell>
          <table:table-cell table:number-columns-repeated="2"/>
          <table:table-cell office:value-type="float" office:value="495000" calcext:value-type="float">
            <text:p>49500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95513" calcext:value-type="float">
            <text:p>395513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531430" calcext:value-type="float">
            <text:p>531430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44906" calcext:value-type="float">
            <text:p>344906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97163" calcext:value-type="float">
            <text:p>397163</text:p>
          </table:table-cell>
        </table:table-row>
        <table:table-row table:style-name="ro2">
          <table:table-cell office:value-type="float" office:value="505000" calcext:value-type="float">
            <text:p>505000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517158" calcext:value-type="float">
            <text:p>517158</text:p>
          </table:table-cell>
          <table:table-cell table:number-columns-repeated="2"/>
          <table:table-cell office:value-type="float" office:value="505000" calcext:value-type="float">
            <text:p>505000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332350" calcext:value-type="float">
            <text:p>332350</text:p>
          </table:table-cell>
          <table:table-cell table:number-columns-repeated="2"/>
          <table:table-cell office:value-type="float" office:value="505000" calcext:value-type="float">
            <text:p>505000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372621" calcext:value-type="float">
            <text:p>372621</text:p>
          </table:table-cell>
        </table:table-row>
        <table:table-row table:style-name="ro2" table:number-rows-repeated="104847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FZSongS-Extended" style:font-family-asian="FZSongS-Extended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0:17:54.4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Luis Garrido Labrador</meta:initial-creator>
    <meta:creation-date>2017-03-01T15:43:34.814386360</meta:creation-date>
    <dc:date>2017-03-09T11:23:39.616000000</dc:date>
    <meta:editing-duration>PT51M2S</meta:editing-duration>
    <meta:editing-cycles>5</meta:editing-cycles>
    <meta:generator>LibreOffice/5.1.2.2$Windows_X86_64 LibreOffice_project/d3bf12ecb743fc0d20e0be0c58ca359301eb705f</meta:generator>
    <meta:document-statistic meta:table-count="1" meta:cell-count="1214" meta:object-count="0"/>
  </office:meta>
</office:document-meta>
</file>